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1b2f8a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17a75d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490111" officeooo:paragraph-rsid="00490111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fo:background-color="#f7f7f7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17a75d" fo:background-color="#f7f7f7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084cd" fo:background-color="#f7f7f7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a7190" fo:background-color="#f7f7f7" style:font-size-asian="14pt" style:font-weight-asian="bold" style:font-size-complex="14pt" style:font-weight-complex="bold" loext:padding="0in" loext:border="none"/>
    </style:style>
    <style:style style:name="P8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daa7c" fo:background-color="#f7f7f7" style:font-size-asian="14pt" style:font-weight-asian="bold" style:font-size-complex="14pt" style:font-weight-complex="bold" loext:padding="0in" loext:border="none"/>
    </style:style>
    <style:style style:name="P9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f5779" fo:background-color="#f7f7f7" style:font-size-asian="14pt" style:font-weight-asian="bold" style:font-size-complex="14pt" style:font-weight-complex="bold" loext:padding="0in" loext:border="none"/>
    </style:style>
    <style:style style:name="P10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cfd3f" fo:background-color="#f7f7f7" style:font-size-asian="14pt" style:font-weight-asian="bold" style:font-size-complex="14pt" style:font-weight-complex="bold" loext:padding="0in" loext:border="none"/>
    </style:style>
    <style:style style:name="P11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413599" fo:background-color="#f7f7f7" style:font-size-asian="14pt" style:font-weight-asian="bold" style:font-size-complex="14pt" style:font-weight-complex="bold" loext:padding="0in" loext:border="none"/>
    </style:style>
    <style:style style:name="P12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4e3244" officeooo:paragraph-rsid="004e3244" fo:background-color="#f7f7f7" style:font-size-asian="14pt" style:font-weight-asian="bold" style:font-size-complex="14pt" style:font-weight-complex="bold" loext:padding="0in" loext:border="none"/>
    </style:style>
    <style:style style:name="P13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51d580" officeooo:paragraph-rsid="0051d580" fo:background-color="#f7f7f7" style:font-size-asian="14pt" style:font-weight-asian="bold" style:font-size-complex="14pt" style:font-weight-complex="bold" loext:padding="0in" loext:border="none"/>
    </style:style>
    <style:style style:name="P14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5369dd" officeooo:paragraph-rsid="005369dd" fo:background-color="#f7f7f7" style:font-size-asian="14pt" style:font-weight-asian="bold" style:font-size-complex="14pt" style:font-weight-complex="bold" loext:padding="0in" loext:border="none"/>
    </style:style>
    <style:style style:name="P15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none" fo:font-weight="normal" officeooo:rsid="0055274c" officeooo:paragraph-rsid="0055274c" fo:background-color="#f7f7f7" style:font-size-asian="14pt" style:font-weight-asian="bold" style:font-size-complex="14pt" style:font-weight-complex="bold" loext:padding="0in" loext:border="none"/>
    </style:style>
    <style:style style:name="P16" style:family="paragraph" style:parent-style-name="Standard">
      <style:text-properties fo:font-variant="normal" fo:text-transform="none" fo:color="#000000" style:font-name="Noto Mono" fo:font-size="14pt" fo:letter-spacing="normal" fo:font-style="normal" style:text-underline-style="solid" style:text-underline-width="auto" style:text-underline-color="font-color" fo:font-weight="bold" officeooo:rsid="00490111" officeooo:paragraph-rsid="0049011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000000" style:font-name="Noto Mono" fo:font-size="9pt" fo:letter-spacing="normal" fo:font-style="normal" fo:font-weight="normal" officeooo:paragraph-rsid="0017a75d" loext:padding="0in" loext:border="none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Noto Mono" fo:font-size="14pt" fo:letter-spacing="normal" fo:font-style="normal" style:text-underline-style="none" fo:font-weight="normal" officeooo:rsid="00490111" officeooo:paragraph-rsid="00490111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Noto Mono" fo:font-size="14pt" fo:letter-spacing="normal" fo:font-style="normal" style:text-underline-style="solid" style:text-underline-width="auto" style:text-underline-color="font-color" fo:font-weight="bold" officeooo:rsid="00490111" officeooo:paragraph-rsid="0049011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Noto Mono" fo:font-size="12pt" fo:letter-spacing="normal" fo:font-style="normal" style:text-underline-style="none" fo:font-weight="normal" officeooo:rsid="00490111" officeooo:paragraph-rsid="00490111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Noto Mono"/>
    </style:style>
    <style:style style:name="P22" style:family="paragraph" style:parent-style-name="Standard">
      <style:text-properties style:font-name="Noto Mono" officeooo:rsid="0017a75d" officeooo:paragraph-rsid="0017a75d"/>
    </style:style>
    <style:style style:name="P23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17a75d" officeooo:paragraph-rsid="0017a75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17a75d" officeooo:paragraph-rsid="002a7190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2a7190" officeooo:paragraph-rsid="0017a75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17d579" officeooo:paragraph-rsid="0017d579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17d579" officeooo:paragraph-rsid="0019c573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Noto Mono" fo:font-size="14pt" style:text-underline-style="solid" style:text-underline-width="auto" style:text-underline-color="font-color" fo:font-weight="bold" officeooo:rsid="0019c573" officeooo:paragraph-rsid="0019c573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Noto Mono" fo:font-size="14pt" officeooo:rsid="00467f3b" officeooo:paragraph-rsid="00467f3b" style:font-size-asian="12.25pt" style:font-size-complex="14pt"/>
    </style:style>
    <style:style style:name="P30" style:family="paragraph" style:parent-style-name="Standard">
      <style:text-properties style:font-name="Noto Mono" fo:font-size="21pt" style:text-underline-style="solid" style:text-underline-width="auto" style:text-underline-color="font-color" fo:font-weight="bold" officeooo:rsid="0017d579" officeooo:paragraph-rsid="0017d579" style:font-size-asian="21pt" style:font-weight-asian="bold" style:font-size-complex="21pt" style:font-weight-complex="bold"/>
    </style:style>
    <style:style style:name="P31" style:family="paragraph" style:parent-style-name="Standard">
      <style:text-properties style:font-name="Noto Mono" fo:font-size="12pt" style:text-underline-style="none" fo:font-weight="normal" officeooo:rsid="0017a75d" officeooo:paragraph-rsid="0017a7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fo:background-color="#f7f7f7" style:font-size-asian="14pt" style:font-weight-asian="bold" style:font-size-complex="14pt" style:font-weight-complex="bold" loext:padding="0in" loext:border="none"/>
    </style:style>
    <style:style style:name="P3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2084cd" fo:background-color="#f7f7f7" style:font-size-asian="14pt" style:font-weight-asian="bold" style:font-size-complex="14pt" style:font-weight-complex="bold" loext:padding="0in" loext:border="none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officeooo:paragraph-rsid="0033866d" fo:background-color="#f7f7f7" style:font-size-asian="14pt" style:font-weight-asian="bold" style:font-size-complex="14pt" style:font-weight-complex="bold" loext:padding="0in" loext:border="non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style:font-size-asian="14pt" style:font-weight-asian="bold" style:font-size-complex="14pt" style:font-weight-complex="bold" loext:padding="0in" loext:border="non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14pt" fo:letter-spacing="normal" fo:font-style="normal" style:text-underline-style="none" fo:font-weight="normal" officeooo:rsid="0017a75d" fo:background-color="#fff200" style:font-size-asian="14pt" style:font-weight-asian="bold" style:font-size-complex="14pt" style:font-weight-complex="bold" loext:padding="0in" loext:border="none"/>
    </style:style>
    <style:style style:name="P3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oto Mono" fo:font-size="9pt" fo:letter-spacing="normal" fo:font-style="normal" style:text-underline-style="solid" style:text-underline-width="auto" style:text-underline-color="font-color" fo:font-weight="normal" officeooo:rsid="0017a75d" officeooo:paragraph-rsid="002084cd" style:font-size-asian="14pt" style:font-weight-asian="bold" style:font-size-complex="14pt" style:font-weight-complex="bold" loext:padding="0in" loext:border="none"/>
    </style:style>
    <style:style style:name="T1" style:family="text">
      <style:text-properties officeooo:rsid="0019c573"/>
    </style:style>
    <style:style style:name="T2" style:family="text">
      <style:text-properties officeooo:rsid="00413599"/>
    </style:style>
    <style:style style:name="T3" style:family="text">
      <style:text-properties officeooo:rsid="004563d3"/>
    </style:style>
    <style:style style:name="T4" style:family="text">
      <style:text-properties officeooo:rsid="0046d6d2"/>
    </style:style>
    <style:style style:name="T5" style:family="text">
      <style:text-properties officeooo:rsid="00490111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officeooo:rsid="004cf77b"/>
    </style:style>
    <style:style style:name="T8" style:family="text">
      <style:text-properties officeooo:rsid="0051d580"/>
    </style:style>
    <style:style style:name="T9" style:family="text">
      <style:text-properties officeooo:rsid="00552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STORM T<text:span text:style-name="T4">hreat-Reactive Air Control &amp; Execution Requests </text:span>(TRACER) </text:p>
      <text:p text:style-name="P29"/>
      <text:p text:style-name="P22"/>
      <text:p text:style-name="P23">SYSTEM LEVEL PACKAGES:</text:p>
      <text:p text:style-name="P1"><text:s/>- sudo apt-get update </text:p>
      <text:p text:style-name="P1"><text:s/>- sudo apt-get upgrade </text:p>
      <text:p text:style-name="P1"/>
      <text:p text:style-name="P16">SYSTEM MONITORING:</text:p>
      <text:p text:style-name="P3"/>
      <text:p text:style-name="P3">- sudo -H pip3 install <text:span text:style-name="T6">U jetson-stats</text:span></text:p>
      <text:p text:style-name="P18">- sudo jtop</text:p>
      <text:p text:style-name="P18"/>
      <text:p text:style-name="P19">NVCC:</text:p>
      <text:p text:style-name="P19"/>
      <text:p text:style-name="P20"><text:s/>- export CUDA_HOME=/usr/local/cuda</text:p>
      <text:p text:style-name="P31"><text:s/>- <text:span text:style-name="T5">export PATH=${CUDA_HOME}/bin:${PATH}</text:span></text:p>
      <text:p text:style-name="P31">- <text:span text:style-name="T5">export LD_LIBRARY_PATH=${CUDA_HOME}/lib64:$LD_LIBRARY_PATH</text:span></text:p>
      <text:p text:style-name="P31"><text:s/>- <text:span text:style-name="T5">source ~/.bashrcde</text:span></text:p>
      <text:p text:style-name="P23"/>
      <text:p text:style-name="P23">SYSTEM LEVEL DEPENDENCIES:</text:p>
      <text:p text:style-name="P2"><text:s/>- sudo apt-get install git cmake</text:p>
      <text:p text:style-name="P32"><text:s/>- sudo apt-get install libatlas-base-dev gfortran</text:p>
      <text:p text:style-name="P35"><text:s/>- sudo apt-get install libhdf5-serial-dev hdf5-tools</text:p>
      <text:p text:style-name="P32"><text:s/>- sudo apt-get install python3-dev</text:p>
      <text:p text:style-name="P35"><text:s/>- sudo apt-get install nano locate</text:p>
      <text:p text:style-name="P35"><text:s/>- sudo apt-get install libfreetype6-dev python3-setuptools</text:p>
      <text:p text:style-name="P32"><text:s/>- sudo apt-get install protobuf-compiler libprotobuf-dev openssl</text:p>
      <text:p text:style-name="P35"><text:s/>- sudo apt-get install libssl-dev libcurl4-openssl-dev</text:p>
      <text:p text:style-name="P32"><text:s/>- sudo apt-get install cython3 </text:p>
      <text:p text:style-name="P32"><text:s/>- sudo apt-get install libxml2-dev libxslt1-dev</text:p>
      <text:p text:style-name="P35"/>
      <text:p text:style-name="P21"/>
      <text:p text:style-name="P21"/>
      <text:p text:style-name="P23"/>
      <text:p text:style-name="P23">UPDATE CMAKE:</text:p>
      <text:p text:style-name="P5"><text:s/>- wget http://www.cmake.org/files/v3.13/cmake-3.13.0.tar.gz</text:p>
      <text:p text:style-name="P32"><text:s/>- tar xpvf cmake-3.13.0.tar.gz cmake-3.13.0/</text:p>
      <text:p text:style-name="P17"/>
      <text:p text:style-name="P23"/>
      <text:p text:style-name="P23">COMPILE CMAKE:</text:p>
      <text:p text:style-name="P6"><text:s/>- cd cmake-3.13.0/</text:p>
      <text:p text:style-name="P33"><text:s/>- ./bootstrap --system-curl</text:p>
      <text:p text:style-name="P33"><text:soft-page-break/><text:s/>- make -j4 </text:p>
      <text:p text:style-name="P37"/>
      <text:p text:style-name="P23">UPDATE BASH PROFILE:</text:p>
      <text:p text:style-name="P5"><text:s/>- echo 'export PATH=/home/nvidia/cmake-3.13.0/bin/:$PATH' &gt;&gt; ~/.bashrc</text:p>
      <text:p text:style-name="P32"><text:s/>- source ~/.bashrc</text:p>
      <text:p text:style-name="P23"/>
      <text:p text:style-name="P23"/>
      <text:p text:style-name="P23">SUPPORTING LIBRARIES FOR OPENCV:</text:p>
      <text:p text:style-name="P5"><text:s/>- sudo apt-get install build-essential pkg-config</text:p>
      <text:p text:style-name="P32"><text:s/>- sudo apt-get install libtbb2 libtbb-dev </text:p>
      <text:p text:style-name="P32"><text:s/>- sudo apt-get install libavcodec-dev libavformat-dev libswscale-dev</text:p>
      <text:p text:style-name="P32"><text:s/>- sudo apt-get install libxvidcore-dev libavresample-dev</text:p>
      <text:p text:style-name="P32"><text:s/>- sudo apt-get install libtiff-dev libjpeg-dev libpng-dev</text:p>
      <text:p text:style-name="P32"><text:s/>- sudo apt-get install python-tk libgtk-3-dev</text:p>
      <text:p text:style-name="P32"><text:s/>- sudo apt-get install libcanberra-gtk-module libcanberra-gtk3-module</text:p>
      <text:p text:style-name="P32"><text:s/>- sudo apt-get install libv4l-dev libdc1394-22-dev</text:p>
      <text:p text:style-name="P5"/>
      <text:p text:style-name="P23"/>
      <text:p text:style-name="P23">INSTALL OPENCV (4.1.2) FROM SCRATCH WITH CUDA SUPPORT:</text:p>
      <text:p text:style-name="P5"><text:s/>- wget -O opencv.zip https://github.com/opencv/opencv/archive/4.1.2.zip</text:p>
      <text:p text:style-name="P34">- wget -O opencv_contrib.zip</text:p>
      <text:p text:style-name="P34">- https://github.com/opencv/opencv_contrib/archive/4.1.2.zip</text:p>
      <text:p text:style-name="P32">- unzip opencv.zip</text:p>
      <text:p text:style-name="P32">- unzip opencv_contrib.zip</text:p>
      <text:p text:style-name="P32">- mv opencv-4.1.2 opencv</text:p>
      <text:p text:style-name="P32">- mv opencv_contrib-4.1.2 opencv_contrib</text:p>
      <text:p text:style-name="P32">- cd opencv</text:p>
      <text:p text:style-name="P32">- mkdir build</text:p>
      <text:p text:style-name="P32">- cd build</text:p>
      <text:p text:style-name="P4">- pwd</text:p>
      <text:p text:style-name="P4"/>
      <text:p text:style-name="P32"><text:s/>- cmake -D CMAKE_BUILD_TYPE=RELEASE \</text:p>
      <text:p text:style-name="P32">-D WITH_CUDA=ON \</text:p>
      <text:p text:style-name="P32">-D CUDA_ARCH_PTX="" \</text:p>
      <text:p text:style-name="P32">-D CUDA_ARCH_BIN="5.3,6.2,7.2" \</text:p>
      <text:p text:style-name="P32">-D WITH_CUBLAS=ON \</text:p>
      <text:p text:style-name="P32">-D WITH_LIBV4L=ON \</text:p>
      <text:p text:style-name="P32"><text:soft-page-break/>-D BUILD_opencv_python3=ON \</text:p>
      <text:p text:style-name="P32">-D BUILD_opencv_python2=OFF \</text:p>
      <text:p text:style-name="P32">-D BUILD_opencv_java=OFF \</text:p>
      <text:p text:style-name="P32">-D WITH_GSTREAMER=ON \</text:p>
      <text:p text:style-name="P32">-D WITH_GTK=ON \</text:p>
      <text:p text:style-name="P32">-D BUILD_TESTS=OFF \</text:p>
      <text:p text:style-name="P32">-D BUILD_PERF_TESTS=OFF \</text:p>
      <text:p text:style-name="P32">-D BUILD_EXAMPLES=OFF \</text:p>
      <text:p text:style-name="P32">-D OPENCV_ENABLE_NONFREE=ON \</text:p>
      <text:p text:style-name="P32">-D OPENCV_EXTRA_MODULES_PATH=/home/`whoami`/opencv_contrib/modules .. </text:p>
      <text:p text:style-name="P32"/>
      <text:p text:style-name="P32">$ make -j4 </text:p>
      <text:p text:style-name="P36">$ sudo make install – <text:span text:style-name="T7">FIRST THING TO DO FRIDAY</text:span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PYTORCH INSTALLATION:</text:p>
      <text:p text:style-name="P25"/>
      <text:p text:style-name="P26">PYT<text:span text:style-name="T3">O</text:span>RCH REQUIRED DEPENDECIES:</text:p>
      <text:p text:style-name="P7"><text:s/>- sudo apt-get install python3-pip libjpeg-dev libopenblas-dev libopenmpi-dev libomp-dev </text:p>
      <text:p text:style-name="P7"><text:s/>- sudo -H pip3 install future </text:p>
      <text:p text:style-name="P7"><text:s/>- sudo pip3 install -U --user wheel mock pillow</text:p>
      <text:p text:style-name="P8"><text:s/>- sudo -H pip3 install --upgrade setuptools </text:p>
      <text:p text:style-name="P8"><text:s/>- sudo -H pip3 install Cython</text:p>
      <text:p text:style-name="P24"/>
      <text:p text:style-name="P26">PYTORCH 1.10 DOWNLOAD AND INSTALL:</text:p>
      <text:p text:style-name="P9"><text:s/>- sudo -H pip3 install gdown <text:s/></text:p>
      <text:p text:style-name="P9"><text:s/>- https://drive.google.com/uc?id=1TqC6_2cwqiYacjoLhLgrZoap6-sVL2sd </text:p>
      <text:p text:style-name="P9"><text:s/>- sudo -H pip3 install torch-1.10.0a0+git36449ea-cp36-cp36m-linux_aarch64.whl</text:p>
      <text:p text:style-name="P24"/>
      <text:p text:style-name="P26">TORCHVISION REQUIRED D<text:span text:style-name="T1">EPENDENCIES:</text:span></text:p>
      <text:p text:style-name="P9"><text:soft-page-break/><text:s/>- sudo apt-get install libjpeg-dev zlib1g-dev libpython3-dev </text:p>
      <text:p text:style-name="P9"><text:s/>- sudo apt-get install libavcodec-dev libavformat-dev libswscale-dev </text:p>
      <text:p text:style-name="P9"><text:s/>- sudo pip3 install -U pillow </text:p>
      <text:p text:style-name="P26"/>
      <text:p text:style-name="P26"/>
      <text:p text:style-name="P27">TORCHVISION <text:span text:style-name="T1">DOWNLOAD AND INSTALL: </text:span></text:p>
      <text:p text:style-name="P10"><text:s/>- sudo -H pip3 install gdown</text:p>
      <text:p text:style-name="P10"><text:s/>- gdown https://drive.google.com/uc?id=1C7y6VSIBkmL2RQnVy8xF9cAnrrpJiJ-K </text:p>
      <text:p text:style-name="P10">- <text:s/>sudo -H pip3 install torchvision-0.11.0a0+fa347eb-cp36-cp36m-linux_aarch64.whl</text:p>
      <text:p text:style-name="P27"/>
      <text:p text:style-name="P28">INSTALL JUPYTER NOTEBOOK: </text:p>
      <text:p text:style-name="P11">- sudo <text:span text:style-name="T2">apt install jupyter-notebook</text:span></text:p>
      <text:p text:style-name="P11"/>
      <text:p text:style-name="P11"/>
      <text:p text:style-name="P13">Clone Pysot from GitHub</text:p>
      <text:p text:style-name="P13">Clone <text:a xlink:type="simple" xlink:href="https://github.com/dusty-nv/jetson-inference" text:style-name="Internet_20_link" text:visited-style-name="Visited_20_Internet_20_Link">https://github.com/dusty-nv/jetson-inference</text:a></text:p>
      <text:p text:style-name="P13"><text:tab/>cd jetson-inference</text:p>
      <text:p text:style-name="P13"><text:tab/>mkdir build</text:p>
      <text:p text:style-name="P13"><text:tab/>cd build</text:p>
      <text:p text:style-name="P13"><text:tab/>cmake ../</text:p>
      <text:p text:style-name="P13"><text:tab/><text:span text:style-name="T9">make</text:span></text:p>
      <text:p text:style-name="P13"><text:tab/><text:span text:style-name="T9">sudo make install</text:span></text:p>
      <text:p text:style-name="P13"><text:tab/><text:span text:style-name="T9">sudo ldconfig</text:span></text:p>
      <text:p text:style-name="P13"/>
      <text:p text:style-name="P14">DO NOT INSTALL PYTORCH IN THIS STEP</text:p>
      <text:p text:style-name="P13"/>
      <text:p text:style-name="P13"/>
      <text:p text:style-name="P11"/>
      <text:p text:style-name="P11"/>
      <text:p text:style-name="P12">Other Python Packages</text:p>
      <text:p text:style-name="P12"/>
      <text:p text:style-name="P12">pathlib</text:p>
      <text:p text:style-name="P12">loguru</text:p>
      <text:p text:style-name="P12">pytorch-lightnin<text:span text:style-name="T8">g</text:span></text:p>
      <text:p text:style-name="P13">alive-progress</text:p>
      <text:p text:style-name="P15">getch</text:p>
      <text:p text:style-name="P15">yacs</text:p>
      <text:p text:style-name="P15">mavsdk</text:p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417in" fo:margin-right="0.27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9:54:30.342338058</meta:creation-date>
    <dc:date>2022-07-01T11:52:17.171896206</dc:date>
    <meta:editing-duration>PT3H52M13S</meta:editing-duration>
    <meta:editing-cycles>50</meta:editing-cycles>
    <meta:generator>LibreOffice/6.0.7.3$Linux_AARCH64 LibreOffice_project/00m0$Build-3</meta:generator>
    <meta:document-statistic meta:table-count="0" meta:image-count="0" meta:object-count="0" meta:page-count="5" meta:paragraph-count="111" meta:word-count="450" meta:character-count="3737" meta:non-whitespace-character-count="3327"/>
  </office:meta>
</office:document-meta>
</file>